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2.35cm" fo:min-width="2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1.15cm" fo:min-width="4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UI of the game descrip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arts of the GUI</text:p>
              </text:list-item>
              <text:list-item>
                <text:p>How the multiplayer wor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Parts of the GUI</text:p>
          </draw:text-box>
        </draw:frame>
        <draw:frame presentation:style-name="pr2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Graphical user interface in our game consists of main menu form, settings form and one or more gameplay forms</text:p>
              </text:list-item>
              <text:list-item>
                <text:p>Main menu has options to call settings form or start new game. When game finish, gameplay forms are destructed and main menu form appears</text:p>
              </text:list-item>
            </text:list>
          </draw:text-box>
        </draw:frame>
        <draw:custom-shape draw:style-name="gr2" draw:text-style-name="P2" xml:id="id1" draw:id="id1" draw:layer="layout" svg:width="4.6cm" svg:height="1.8cm" svg:x="11.2cm" svg:y="12cm">
          <text:p text:style-name="P2">Main menu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1.8cm" svg:x="7.6cm" svg:y="15.4cm">
          <text:p text:style-name="P2">Settings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6cm" svg:height="1.8cm" svg:x="14.8cm" svg:y="15.4cm">
          <text:p text:style-name="P2">Game form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3.5cm" svg:y1="13.8cm" svg:x2="9.9cm" svg:y2="15.4cm" draw:start-shape="id1" draw:start-glue-point="2" draw:end-shape="id2" draw:end-glue-point="0" svg:d="M13500 13800v800h-3600v800" svg:viewBox="0 0 3601 1601">
          <text:p/>
        </draw:connector>
        <draw:connector draw:style-name="gr3" draw:text-style-name="P2" draw:layer="layout" svg:x1="13.5cm" svg:y1="13.8cm" svg:x2="17.1cm" svg:y2="15.4cm" draw:start-shape="id1" draw:start-glue-point="2" draw:end-shape="id3" svg:d="M13500 13800v800h3600v800" svg:viewBox="0 0 3601 16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How multiplayer works</text:p>
          </draw:text-box>
        </draw:frame>
        <draw:frame presentation:style-name="pr2" draw:layer="layout" svg:width="25.199cm" svg:height="5.686cm" svg:x="1.4cm" svg:y="4.914cm" presentation:class="outline" presentation:user-transformed="true">
          <draw:text-box>
            <text:list text:style-name="L2">
              <text:list-item>
                <text:p>When game starts, main menu creates new game instance and generate gameplay forms, as much as players are in the current game</text:p>
              </text:list-item>
              <text:list-item>
                <text:p>Gameplay forms have a pointer to the parent form i.e. main menu. It allows send pause or resume game query from each form</text:p>
              </text:list-item>
              <text:list-item>
                <text:p>Main menu has one current game instance which is source of the state for painting for each player</text:p>
              </text:list-item>
              <text:list-item>
                <text:p>Main menu calls updating state of the game each 1/fps seconds, and calls updating of the each game form visual state. It means that main menu form synchronize all players forms</text:p>
              </text:list-item>
            </text:list>
          </draw:text-box>
        </draw:frame>
        <draw:custom-shape draw:style-name="gr4" draw:text-style-name="P2" xml:id="id4" draw:id="id4" draw:layer="layout" svg:width="6cm" svg:height="2.4cm" svg:x="2.8cm" svg:y="11cm">
          <text:p text:style-name="P2">Main menu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3cm" svg:height="2.6cm" svg:x="2cm" svg:y="14.8cm">
          <text:p text:style-name="P2">Form of</text:p>
          <text:p text:style-name="P2">player 1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3cm" svg:height="2.6cm" svg:x="6.4cm" svg:y="14.8cm">
          <text:p text:style-name="P2">Form of</text:p>
          <text:p text:style-name="P2">player n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cm" svg:height="1.195cm" svg:x="5cm" svg:y="15.4cm">
          <draw:text-box>
            <text:p><text:span text:style-name="T1">...</text:span></text:p>
          </draw:text-box>
        </draw:frame>
        <draw:custom-shape draw:style-name="gr7" draw:text-style-name="P5" draw:layer="layout" svg:width="4.8cm" svg:height="1.4cm" svg:x="3.4cm" svg:y="11.8cm">
          <text:p text:style-name="P2">Game instance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8cm" svg:y1="13.4cm" svg:x2="3.5cm" svg:y2="14.8cm" draw:start-shape="id4" draw:start-glue-point="2" draw:end-shape="id5" svg:d="M5800 13400v700h-2300v700" svg:viewBox="0 0 2301 1401">
          <text:p/>
        </draw:connector>
        <draw:connector draw:style-name="gr3" draw:text-style-name="P2" draw:layer="layout" svg:x1="5.8cm" svg:y1="13.4cm" svg:x2="7.9cm" svg:y2="14.8cm" draw:start-shape="id4" draw:start-glue-point="2" draw:end-shape="id6" svg:d="M5800 13400v700h2100v700" svg:viewBox="0 0 2101 1401">
          <text:p/>
        </draw:connector>
        <draw:line draw:style-name="gr8" draw:text-style-name="P6" draw:layer="layout" svg:x1="14.2cm" svg:y1="17.6cm" svg:x2="14.2cm" svg:y2="10.8cm">
          <text:p/>
        </draw:line>
        <draw:line draw:style-name="gr8" draw:text-style-name="P6" draw:layer="layout" svg:x1="14.2cm" svg:y1="17.6cm" svg:x2="25.6cm" svg:y2="17.6cm">
          <text:p/>
        </draw:line>
        <draw:line draw:style-name="gr8" draw:text-style-name="P6" draw:layer="layout" svg:x1="14.2cm" svg:y1="16.2cm" svg:x2="25.6cm" svg:y2="16.2cm">
          <text:p/>
        </draw:line>
        <draw:line draw:style-name="gr8" draw:text-style-name="P6" draw:layer="layout" svg:x1="14.2cm" svg:y1="14.8cm" svg:x2="25.6cm" svg:y2="14.8cm">
          <text:p/>
        </draw:line>
        <draw:line draw:style-name="gr8" draw:text-style-name="P6" draw:layer="layout" svg:x1="14.2cm" svg:y1="13.4cm" svg:x2="25.6cm" svg:y2="13.4cm">
          <text:p/>
        </draw:line>
        <draw:frame draw:style-name="gr9" draw:text-style-name="P7" draw:layer="layout" svg:width="2cm" svg:height="1.361cm" svg:x="25.2cm" svg:y="13.2cm">
          <draw:text-box>
            <text:p><text:span text:style-name="T2">Main menu</text:span></text:p>
          </draw:text-box>
        </draw:frame>
        <draw:frame draw:style-name="gr10" draw:text-style-name="P7" draw:layer="layout" svg:width="2cm" svg:height="0.806cm" svg:x="25.2cm" svg:y="14.639cm">
          <draw:text-box>
            <text:p><text:span text:style-name="T2">game</text:span></text:p>
          </draw:text-box>
        </draw:frame>
        <draw:frame draw:style-name="gr11" draw:text-style-name="P7" draw:layer="layout" svg:width="2.4cm" svg:height="1.516cm" svg:x="25.2cm" svg:y="16.084cm">
          <draw:text-box>
            <text:p><text:span text:style-name="T2">Form player 1</text:span></text:p>
          </draw:text-box>
        </draw:frame>
        <draw:frame draw:style-name="gr12" draw:text-style-name="P7" draw:layer="layout" svg:width="2.4cm" svg:height="1.916cm" svg:x="25.2cm" svg:y="17.684cm">
          <draw:text-box>
            <text:p><text:span text:style-name="T2">Form</text:span></text:p>
            <text:p><text:span text:style-name="T2">Player n</text:span></text:p>
          </draw:text-box>
        </draw:frame>
        <draw:frame draw:style-name="gr9" draw:text-style-name="P7" draw:layer="layout" svg:width="2.6cm" svg:height="1.361cm" svg:x="12.2cm" svg:y="10.8cm">
          <draw:text-box>
            <text:p><text:span text:style-name="T2">Sync impuls</text:span></text:p>
          </draw:text-box>
        </draw:frame>
        <draw:polyline draw:style-name="gr13" draw:text-style-name="P6" draw:layer="layout" svg:width="0.999cm" svg:height="0.199cm" draw:transform="rotate (1.5707963267949) translate (14.8cm 13.4cm)" svg:viewBox="0 0 1000 200" draw:points="0,0 1000,0 1000,200 0,200">
          <text:p/>
        </draw:polyline>
        <draw:polyline draw:style-name="gr13" draw:text-style-name="P6" draw:layer="layout" svg:width="0.999cm" svg:height="0.399cm" draw:transform="rotate (1.5707963267949) translate (14.8cm 14.8cm)" svg:viewBox="0 0 1000 400" draw:points="0,0 1000,0 1000,400 0,400">
          <text:p/>
        </draw:polyline>
        <draw:polyline draw:style-name="gr13" draw:text-style-name="P6" draw:layer="layout" svg:width="0.999cm" svg:height="1.999cm" draw:transform="rotate (1.5707963267949) translate (15.37cm 16.2cm)" svg:viewBox="0 0 1000 2000" draw:points="0,0 1000,0 1000,2000 0,2000">
          <text:p/>
        </draw:polyline>
        <draw:polyline draw:style-name="gr13" draw:text-style-name="P6" draw:layer="layout" svg:width="0.999cm" svg:height="1.999cm" draw:transform="rotate (1.5707963267949) translate (15.6cm 17.6cm)" svg:viewBox="0 0 1000 2000" draw:points="0,0 1000,0 1000,2000 0,2000">
          <text:p/>
        </draw:polyline>
        <draw:polyline draw:style-name="gr13" draw:text-style-name="P6" draw:layer="layout" svg:width="0.999cm" svg:height="0.199cm" draw:transform="rotate (1.5707963267949) translate (20cm 13.4cm)" svg:viewBox="0 0 1000 200" draw:points="0,0 1000,0 1000,200 0,200">
          <text:p/>
        </draw:polyline>
        <draw:polyline draw:style-name="gr13" draw:text-style-name="P6" draw:layer="layout" svg:width="0.999cm" svg:height="0.399cm" draw:transform="rotate (1.5707963267949) translate (20cm 14.8cm)" svg:viewBox="0 0 1000 400" draw:points="0,0 1000,0 1000,400 0,400">
          <text:p/>
        </draw:polyline>
        <draw:polyline draw:style-name="gr13" draw:text-style-name="P6" draw:layer="layout" svg:width="0.999cm" svg:height="1.999cm" draw:transform="rotate (1.5707963267949) translate (20.4cm 16.2cm)" svg:viewBox="0 0 1000 2000" draw:points="0,0 1000,0 1000,2000 0,2000">
          <text:p/>
        </draw:polyline>
        <draw:polyline draw:style-name="gr13" draw:text-style-name="P6" draw:layer="layout" svg:width="0.999cm" svg:height="1.999cm" draw:transform="rotate (1.5707963267949) translate (21.2cm 17.6cm)" svg:viewBox="0 0 1000 2000" draw:points="0,0 1000,0 1000,2000 0,2000">
          <text:p/>
        </draw:polyline>
        <draw:frame draw:style-name="gr10" draw:text-style-name="P7" draw:layer="layout" svg:width="2.8cm" svg:height="0.806cm" svg:x="11.2cm" svg:y="12.4cm">
          <draw:text-box>
            <text:p><text:span text:style-name="T2">f = fps</text:span></text:p>
          </draw:text-box>
        </draw:frame>
        <draw:frame draw:style-name="gr14" draw:text-style-name="P8" draw:layer="layout" svg:width="2.8cm" svg:height="1.039cm" svg:x="11.4cm" svg:y="13.6cm">
          <draw:text-box>
            <text:p><text:span text:style-name="T3">Update game state</text:span></text:p>
          </draw:text-box>
        </draw:frame>
        <draw:frame draw:style-name="gr15" draw:text-style-name="P8" draw:layer="layout" svg:width="2.8cm" svg:height="2.615cm" svg:x="11.4cm" svg:y="15cm">
          <draw:text-box>
            <text:p><text:span text:style-name="T3">Update forms of player after game state actualized. Ideally do it asynchronio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20:17:55.015188732</meta:creation-date>
    <dc:date>2017-06-15T10:55:01.316712427</dc:date>
    <meta:editing-duration>PT32M36S</meta:editing-duration>
    <meta:editing-cycles>11</meta:editing-cycles>
    <meta:generator>LibreOffice/5.2.5.1$Linux_X86_64 LibreOffice_project/20m0$Build-1</meta:generator>
    <meta:document-statistic meta:object-count="66"/>
  </office:meta>
</office:document-meta>
</file>